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5240000043CAC1984B1EBEFC6B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0.0429in" svg:y="-0.3118in" svg:width="7.0118in" svg:height="5.33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Image1" text:anchor-type="paragraph" svg:width="4.3866in" svg:height="3.6134in" draw:z-index="1"><draw:image xlink:href="Pictures/10000000000005240000043CAC1984B1EBEFC6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07:17.002837716</meta:creation-date>
    <dc:date>2018-02-10T15:15:04.898935026</dc:date>
    <meta:editing-duration>PT1M35S</meta:editing-duration>
    <meta:editing-cycles>1</meta:editing-cycles>
    <meta:document-statistic meta:table-count="0" meta:image-count="1" meta:object-count="1" meta:page-count="1" meta:paragraph-count="0" meta:word-count="0" meta:character-count="0" meta:non-whitespace-character-count="0"/>
    <meta:generator>LibreOffice/6.0.0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123.05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75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.ST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 C19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resistors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 D6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10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 C12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TSOT-2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 Q12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 D4 D7 D9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23-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 Q2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563-6-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 R27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7 R18 R20 R21 R22 R23 R24 R25</text:p>
          </table:table-cell>
        </table:table-row>
        <table:table-row table:style-name="ro1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2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 R16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 R31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 R2 R3 R4 R5 R6 R7 R8</text:p>
          </table:table-cell>
        </table:table-row>
        <table:table-row table:style-name="ro1">
          <table:table-cell office:value-type="string" calcext:value-type="string">
            <text:p>Res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 R13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de_10mm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 D2 D8 D10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AE10X10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 C8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15:07:19.805525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